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C00000236000002365B399AA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Andale Mono', 'lucida console', 'Courier New', monospace"/>
    <style:font-face style:name="OpenSymbol" svg:font-family="OpenSymbol"/>
    <style:font-face style:name="Segoe Print" svg:font-family="'Segoe Print'"/>
    <style:font-face style:name="Verdana" svg:font-family="Verdana, sans-serif"/>
    <style:font-face style:name="Tahoma" svg:font-family="Tahoma" style:font-family-generic="swiss"/>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fo:language="en" fo:country="US" style:font-size-asian="11pt" style:font-size-complex="11pt"/>
    </style:style>
    <style:style style:name="P2" style:family="paragraph" style:parent-style-name="Standard">
      <style:text-properties style:font-name="Courier New CYR" fo:font-size="11pt" style:font-name-asian="Courier New CYR" style:font-name-complex="Courier New CYR"/>
    </style:style>
    <style:style style:name="P3" style:family="paragraph" style:parent-style-name="Standard">
      <style:text-properties style:font-name="Courier New CYR" style:font-name-asian="Courier New CYR" style:font-name-complex="Courier New CYR"/>
    </style:style>
    <style:style style:name="P4" style:family="paragraph" style:parent-style-name="Standard">
      <style:text-properties fo:color="#ff0000" fo:font-size="11pt" fo:font-weight="bold" style:font-weight-asian="bold" style:font-weight-complex="bold"/>
    </style:style>
    <style:style style:name="P5" style:family="paragraph" style:parent-style-name="Standard">
      <style:text-properties fo:color="#ff0000" style:font-name="Courier New CYR" fo:font-size="11pt" fo:font-weight="bold" style:font-name-asian="Courier New CYR" style:font-weight-asian="bold" style:font-name-complex="Courier New CYR" style:font-weight-complex="bold"/>
    </style:style>
    <style:style style:name="P6" style:family="paragraph" style:parent-style-name="Standard">
      <style:text-properties fo:color="#275ac5" style:font-name="Tahoma" fo:font-size="10pt" style:font-name-asian="Tahoma" style:font-size-asian="10pt" style:font-name-complex="Tahoma" style:font-size-complex="10pt"/>
    </style:style>
    <style:style style:name="P7" style:family="paragraph" style:parent-style-name="Standard">
      <style:paragraph-properties style:text-autospace="none"/>
      <style:text-properties fo:font-size="3pt" style:font-size-asian="3pt" style:font-size-complex="3pt"/>
    </style:style>
    <style:style style:name="P8"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9"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Segoe Print" fo:font-size="11pt" fo:language="ru" fo:country="RU" fo:font-weight="bold" style:font-name-asian="Segoe Print" style:font-size-asian="11pt" style:font-weight-asian="bold" style:font-name-complex="Segoe Print" style:font-size-complex="11pt" style:font-weight-complex="bold"/>
    </style:style>
    <style:style style:name="P10" style:family="paragraph" style:parent-style-name="Standard">
      <style:text-properties fo:language="ru" fo:country="RU"/>
    </style:style>
    <style:style style:name="P11" style:family="paragraph" style:parent-style-name="Standard">
      <style:text-properties style:font-name="Tahoma" fo:font-size="10pt" fo:language="ru" fo:country="RU" style:font-name-asian="Tahoma" style:font-size-asian="10pt" style:font-name-complex="Tahoma" style:font-size-complex="10pt"/>
    </style:style>
    <style:style style:name="P12" style:family="paragraph" style:parent-style-name="Standard">
      <style:text-properties fo:language="en" fo:country="US"/>
    </style:style>
    <style:style style:name="P13" style:family="paragraph" style:parent-style-name="Standard">
      <style:text-properties fo:color="#0074dd" style:font-name="Tahoma" fo:font-size="8pt" fo:language="ru" fo:country="RU" fo:font-weight="bold" style:font-name-asian="Tahoma" style:font-size-asian="8pt" style:font-weight-asian="bold" style:font-name-complex="Tahoma" style:font-size-complex="8pt" style:font-weight-complex="bold"/>
    </style:style>
    <style:style style:name="P14" style:family="paragraph" style:parent-style-name="Standard">
      <style:paragraph-properties fo:margin-left="0.185cm" fo:margin-right="0.185cm" fo:margin-top="0cm" fo:margin-bottom="0.079cm" fo:text-indent="0cm" style:auto-text-indent="false"/>
    </style:style>
    <style:style style:name="P15" style:family="paragraph" style:parent-style-name="Standard">
      <style:paragraph-properties fo:margin-left="0.185cm" fo:margin-right="0.185cm" fo:margin-top="0cm" fo:margin-bottom="0.079cm" fo:text-indent="0cm" style:auto-text-indent="false"/>
      <style:text-properties style:font-name="Tahoma" fo:font-size="8pt" fo:language="en" fo:country="US" style:font-name-asian="Tahoma" style:font-name-complex="Tahoma"/>
    </style:style>
    <style:style style:name="P16" style:family="paragraph" style:parent-style-name="Standard">
      <style:paragraph-properties fo:margin-left="0.185cm" fo:margin-right="0.185cm" fo:margin-top="0cm" fo:margin-bottom="0.079cm" fo:text-indent="0cm" style:auto-text-indent="false"/>
      <style:text-properties fo:color="#275ac5" style:font-name="Tahoma" fo:font-size="10pt" fo:language="en" fo:country="US" fo:font-weight="bold" style:font-name-asian="Tahoma" style:font-weight-asian="bold" style:font-name-complex="Tahoma" style:font-weight-complex="bold"/>
    </style:style>
    <style:style style:name="P17" style:family="paragraph" style:parent-style-name="Standard">
      <style:paragraph-properties fo:margin-left="0.185cm" fo:margin-right="0.185cm" fo:margin-top="0cm" fo:margin-bottom="0.079cm" fo:text-align="start" style:justify-single-word="false" fo:text-indent="0cm" style:auto-text-indent="false" style:text-autospace="none" style:writing-mode="lr-tb"/>
    </style:style>
    <style:style style:name="P18" style:family="paragraph" style:parent-style-name="Standard">
      <style:paragraph-properties fo:margin-left="0.185cm" fo:margin-right="0.185cm" fo:margin-top="0cm" fo:margin-bottom="0.079cm" fo:text-align="start" style:justify-single-word="false" fo:text-indent="0cm" style:auto-text-indent="false" style:text-autospace="none" style:writing-mode="lr-tb"/>
      <style:text-properties fo:color="#0000ff" style:font-name="Tahoma" fo:font-size="8pt" style:text-underline-style="solid" style:text-underline-width="auto" style:text-underline-color="font-color" style:font-name-asian="Tahoma" style:font-size-asian="8pt" style:font-name-complex="Tahoma" style:font-size-complex="8pt"/>
    </style:style>
    <style:style style:name="P19" style:family="paragraph" style:parent-style-name="Standard">
      <style:paragraph-properties fo:margin-left="0.185cm" fo:margin-right="0.185cm" fo:margin-top="0cm" fo:margin-bottom="0.079cm" fo:text-align="start" style:justify-single-word="false" fo:text-indent="0cm" style:auto-text-indent="false" style:text-autospace="none" style:writing-mode="lr-tb"/>
      <style:text-properties style:font-name="Tahoma" fo:font-size="8pt" style:font-name-asian="Tahoma" style:font-size-asian="8pt" style:font-name-complex="Tahoma" style:font-size-complex="8pt"/>
    </style:style>
    <style:style style:name="P20" style:family="paragraph" style:parent-style-name="Standard">
      <style:paragraph-properties fo:margin-left="0.185cm" fo:margin-right="0.185cm" fo:margin-top="0cm" fo:margin-bottom="0.079cm" fo:text-align="start" style:justify-single-word="false" fo:text-indent="0cm" style:auto-text-indent="false" style:text-autospace="none" style:writing-mode="lr-tb"/>
      <style:text-properties style:font-name="Tahoma" fo:font-size="10pt" style:font-name-asian="Tahoma" style:font-size-asian="10pt" style:font-name-complex="Tahoma" style:font-size-complex="10pt"/>
    </style:style>
    <style:style style:name="P21" style:family="paragraph" style:parent-style-name="Standard">
      <style:paragraph-properties style:writing-mode="lr-tb"/>
      <style:text-properties style:font-name="Tahoma" fo:font-size="10pt" style:font-name-asian="Tahoma" style:font-name-complex="Tahoma"/>
    </style:style>
    <style:style style:name="P22" style:family="paragraph" style:parent-style-name="Standard">
      <style:paragraph-properties fo:padding="0cm" fo:border-left="none" fo:border-right="none" fo:border-top="none" fo:border-bottom="0.002cm solid #f0f0f0" style:text-autospace="none"/>
      <style:text-properties fo:font-size="3pt" style:font-size-asian="3pt" style:font-size-complex="3pt"/>
    </style:style>
    <style:style style:name="P23" style:family="paragraph" style:parent-style-name="Standard">
      <style:paragraph-properties fo:margin-left="0cm" fo:margin-right="0cm" fo:margin-top="0cm" fo:margin-bottom="0cm" fo:text-align="start" style:justify-single-word="false" fo:text-indent="0cm" style:auto-text-indent="false" style:text-autospace="none" style:writing-mode="lr-tb"/>
      <style:text-properties fo:color="#275ac5" style:font-name="Tahoma" fo:font-size="10pt" style:font-name-asian="Tahoma" style:font-size-asian="10pt" style:font-name-complex="Tahoma" style:font-size-complex="10pt"/>
    </style:style>
    <style:style style:name="P24" style:family="paragraph" style:parent-style-name="Standard">
      <style:paragraph-properties fo:margin-left="0cm" fo:margin-right="0cm" fo:margin-top="0cm" fo:margin-bottom="0cm" fo:text-align="start" style:justify-single-word="false" fo:text-indent="0cm" style:auto-text-indent="false" style:text-autospace="none" style:writing-mode="lr-tb"/>
      <style:text-properties style:font-name="Tahoma" fo:font-size="10pt" style:font-name-asian="Tahoma" style:font-size-asian="10pt" style:font-name-complex="Tahoma" style:font-size-complex="10pt"/>
    </style:style>
    <style:style style:name="P25" style:family="paragraph" style:parent-style-name="Standard">
      <style:paragraph-properties fo:margin-left="0cm" fo:margin-right="0cm" fo:margin-top="0cm" fo:margin-bottom="0cm" fo:text-align="start" style:justify-single-word="false" fo:text-indent="0cm" style:auto-text-indent="false" style:text-autospace="none" style:writing-mode="lr-tb"/>
    </style:style>
    <style:style style:name="P26" style:family="paragraph" style:parent-style-name="Text_20_body">
      <style:paragraph-properties fo:margin-left="0cm" fo:margin-right="0cm" style:line-height-at-least="0.582cm" fo:text-align="start" style:justify-single-word="false" fo:widows="1" fo:text-indent="0cm" style:auto-text-indent="false"/>
    </style:style>
    <style:style style:name="P27" style:family="paragraph" style:parent-style-name="Standard">
      <style:paragraph-properties fo:margin-left="0cm" fo:margin-right="0cm" fo:margin-top="0.079cm" fo:margin-bottom="0cm" fo:text-align="start" style:justify-single-word="false" fo:text-indent="0cm" style:auto-text-indent="false" style:text-autospace="none" style:writing-mode="lr-tb"/>
      <style:text-properties fo:color="#ff0f3f" style:font-name="Tahoma" fo:font-size="8pt" fo:font-weight="bold" style:font-name-asian="Tahoma" style:font-size-asian="8pt" style:font-weight-asian="bold" style:font-name-complex="Tahoma" style:font-size-complex="8pt" style:font-weight-complex="bold"/>
    </style:style>
    <style:style style:name="P28" style:family="paragraph" style:parent-style-name="Preformatted_20_Text">
      <style:text-properties fo:font-variant="normal" fo:text-transform="none" fo:color="#000000" fo:letter-spacing="normal" fo:language="ru" fo:country="RU" fo:font-style="normal" fo:font-weight="normal"/>
    </style:style>
    <style:style style:name="P29" style:family="paragraph" style:parent-style-name="Preformatted_20_Text">
      <style:paragraph-properties fo:margin-top="0cm" fo:margin-bottom="0.499cm" fo:widows="1" fo:padding="0.049cm" fo:border="0.002cm solid #2f6fab"/>
      <style:text-properties fo:font-variant="normal" fo:text-transform="none" fo:color="#000000" fo:letter-spacing="normal" fo:font-style="normal" fo:font-weight="normal"/>
    </style:style>
    <style:style style:name="P30" style:family="paragraph" style:parent-style-name="Preformatted_20_Text">
      <style:paragraph-properties fo:widows="1" fo:padding="0.049cm" fo:border="0.002cm solid #2f6fab"/>
      <style:text-properties fo:font-variant="normal" fo:text-transform="none" fo:color="#000000" fo:letter-spacing="normal" fo:font-style="normal" fo:font-weight="normal"/>
    </style:style>
    <style:style style:name="P31" style:family="paragraph" style:parent-style-name="Text_20_body">
      <style:paragraph-properties fo:margin-left="0.529cm" fo:margin-right="0cm" fo:margin-top="0cm" fo:margin-bottom="0cm" style:line-height-at-least="0.582cm" fo:text-align="start" style:justify-single-word="false" fo:widows="1" fo:text-indent="0cm" style:auto-text-indent="false" fo:padding="0cm" fo:border="none"/>
    </style:style>
    <style:style style:name="P32" style:family="paragraph" style:parent-style-name="Text_20_body">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style:style>
    <style:style style:name="P33" style:family="paragraph" style:parent-style-name="Heading_20_4">
      <style:text-properties fo:font-variant="normal" fo:text-transform="none" fo:color="#000000" style:font-name="Verdana" fo:font-size="12pt" fo:letter-spacing="normal" fo:font-style="normal" fo:font-weight="normal"/>
    </style:style>
    <style:style style:name="P34" style:family="paragraph" style:parent-style-name="Standard">
      <style:paragraph-properties fo:margin-left="0cm" fo:margin-right="0.185cm" fo:margin-top="0cm" fo:margin-bottom="0.079cm" fo:text-align="start" style:justify-single-word="false" fo:text-indent="0cm" style:auto-text-indent="false" style:text-autospace="none" style:writing-mode="lr-tb"/>
      <style:text-properties style:font-name="Tahoma" fo:font-size="8pt" style:font-name-asian="Tahoma" style:font-size-asian="8pt" style:font-name-complex="Tahoma" style:font-size-complex="8pt"/>
    </style:style>
    <style:style style:name="P35" style:family="paragraph" style:parent-style-name="Standard" style:master-page-name="Standard">
      <style:paragraph-properties style:page-number="auto"/>
      <style:text-properties fo:font-size="11pt" fo:language="en" fo:country="US" style:font-size-asian="11pt" style:font-size-complex="11pt"/>
    </style:style>
    <style:style style:name="P36" style:family="paragraph" style:parent-style-name="Standard" style:list-style-name="">
      <style:paragraph-properties fo:margin-left="0cm" fo:margin-right="0cm" fo:margin-top="0cm" fo:margin-bottom="0cm" fo:text-align="start" style:justify-single-word="false" fo:text-indent="0cm" style:auto-text-indent="false" style:text-autospace="none" style:writing-mode="lr-tb"/>
    </style:style>
    <style:style style:name="P37" style:family="paragraph" style:parent-style-name="Text_20_body" style:list-style-name="L1">
      <style:paragraph-properties fo:margin-left="0.529cm" fo:margin-right="0cm" fo:margin-top="0cm" fo:margin-bottom="0cm" style:line-height-at-least="0.582cm" fo:text-align="start" style:justify-single-word="false" fo:widows="1" fo:text-indent="0cm" style:auto-text-indent="false" fo:padding="0cm" fo:border="none"/>
    </style:style>
    <style:style style:name="P38" style:family="paragraph" style:parent-style-name="Text_20_body" style:list-style-name="L1">
      <style:paragraph-properties fo:margin-left="0.529cm" fo:margin-right="0cm" fo:margin-top="0cm" fo:margin-bottom="0cm" style:line-height-at-least="0.582cm" fo:text-align="start" style:justify-single-word="false" fo:widows="1" fo:text-indent="0cm" style:auto-text-indent="false" fo:padding="0cm" fo:border="none"/>
      <style:text-properties fo:language="en" fo:country="US"/>
    </style:style>
    <style:style style:name="T1" style:family="text">
      <style:text-properties fo:font-size="11pt"/>
    </style:style>
    <style:style style:name="T2" style:family="text">
      <style:text-properties fo:language="en" fo:country="US"/>
    </style:style>
    <style:style style:name="T3" style:family="text">
      <style:text-properties fo:language="en" fo:country="US" style:font-size-asian="11pt" style:font-size-complex="11pt"/>
    </style:style>
    <style:style style:name="T4" style:family="text">
      <style:text-properties style:font-name="Courier New CYR" style:font-name-asian="Courier New CYR" style:font-name-complex="Courier New CYR"/>
    </style:style>
    <style:style style:name="T5" style:family="text">
      <style:text-properties style:font-name="Courier New CYR" fo:font-size="11pt" style:font-name-asian="Courier New CYR" style:font-name-complex="Courier New CYR"/>
    </style:style>
    <style:style style:name="T6" style:family="text">
      <style:text-properties style:font-name="Courier New CYR" fo:font-size="11pt" style:font-name-asian="Courier New CYR" style:font-size-asian="11pt" style:font-name-complex="Courier New CYR" style:font-size-complex="11pt"/>
    </style:style>
    <style:style style:name="T7" style:family="text">
      <style:text-properties fo:color="#0000ff" style:font-name="Courier New CYR" fo:font-size="11pt" fo:language="zxx" fo:country="none" style:text-underline-style="solid" style:text-underline-width="auto" style:text-underline-color="font-color" style:font-name-asian="Courier New CYR" style:language-asian="zxx" style:country-asian="none" style:font-name-complex="Courier New CYR"/>
    </style:style>
    <style:style style:name="T8" style:family="text">
      <style:text-properties fo:color="#0000ff" style:text-underline-style="solid" style:text-underline-width="auto" style:text-underline-color="font-color"/>
    </style:style>
    <style:style style:name="T9" style:family="text">
      <style:text-properties fo:color="#000080" style:font-name="Courier New CYR" fo:font-size="11pt" fo:language="ru" fo:country="RU" style:text-underline-style="solid" style:text-underline-width="auto" style:text-underline-color="font-color" style:font-name-asian="Courier New CYR" style:language-asian="zxx" style:country-asian="none" style:font-name-complex="Courier New CYR"/>
    </style:style>
    <style:style style:name="T10" style:family="text">
      <style:text-properties fo:font-size="3pt" style:font-size-asian="3pt" style:font-size-complex="3pt"/>
    </style:style>
    <style:style style:name="T11" style:family="text">
      <style:text-properties fo:color="#ff0f3f" style:font-name="Tahoma" fo:font-size="8pt" fo:font-weight="bold" style:font-name-asian="Tahoma" style:font-size-asian="8pt" style:font-weight-asian="bold" style:font-name-complex="Tahoma" style:font-size-complex="8pt" style:font-weight-complex="bold"/>
    </style:style>
    <style:style style:name="T12" style:family="text">
      <style:text-properties style:font-name="Segoe Print" fo:font-size="11pt" style:font-name-asian="Segoe Print" style:font-size-asian="11pt" style:font-name-complex="Segoe Print" style:font-size-complex="11pt"/>
    </style:style>
    <style:style style:name="T13" style:family="text">
      <style:text-properties style:font-name="Segoe Print" fo:font-size="11pt" fo:language="ru" fo:country="RU" style:font-name-asian="Segoe Print" style:font-size-asian="11pt" style:font-name-complex="Segoe Print" style:font-size-complex="11pt"/>
    </style:style>
    <style:style style:name="T14" style:family="text">
      <style:text-properties style:font-name="Segoe Print" fo:font-size="11pt" fo:language="ru" fo:country="RU" fo:font-weight="bold" style:font-name-asian="Segoe Print" style:font-size-asian="11pt" style:font-weight-asian="bold" style:font-name-complex="Segoe Print" style:font-size-complex="11pt" style:font-weight-complex="bold"/>
    </style:style>
    <style:style style:name="T15" style:family="text">
      <style:text-properties style:font-name="Segoe Print" fo:font-size="11pt" fo:language="en" fo:country="US" style:font-name-asian="Segoe Print" style:font-size-asian="11pt" style:font-name-complex="Segoe Print" style:font-size-complex="11pt"/>
    </style:style>
    <style:style style:name="T16" style:family="text">
      <style:text-properties style:font-name="Segoe Print" fo:font-size="11pt" fo:language="en" fo:country="US" fo:font-weight="bold" style:font-name-asian="Segoe Print" style:font-size-asian="11pt" style:font-weight-asian="bold" style:font-name-complex="Segoe Print" style:font-size-complex="11pt" style:font-weight-complex="bold"/>
    </style:style>
    <style:style style:name="T17" style:family="text">
      <style:text-properties fo:font-variant="normal" fo:text-transform="none" fo:color="#000000" style:font-name="Verdana" fo:font-size="10.5pt" fo:letter-spacing="normal" fo:font-style="normal" fo:font-weight="bold"/>
    </style:style>
    <style:style style:name="T18" style:family="text">
      <style:text-properties fo:font-variant="normal" fo:text-transform="none" fo:color="#000000" style:font-name="Verdana" fo:font-size="10.5pt" fo:letter-spacing="normal" fo:font-style="normal" fo:font-weight="bold" style:font-size-asian="11pt" style:font-size-complex="11pt"/>
    </style:style>
    <style:style style:name="T19" style:family="text">
      <style:text-properties fo:font-variant="normal" fo:text-transform="none" fo:color="#000000" style:font-name="Verdana" fo:font-size="10.5pt" fo:letter-spacing="normal" fo:font-style="normal" fo:font-weight="normal"/>
    </style:style>
    <style:style style:name="T20" style:family="text">
      <style:text-properties fo:font-variant="normal" fo:text-transform="none" fo:color="#000000" style:font-name="Verdana" fo:font-size="10.5pt" fo:letter-spacing="normal" fo:font-style="normal" fo:font-weight="normal" style:font-size-asian="11pt" style:font-size-complex="11pt"/>
    </style:style>
    <style:style style:name="T21" style:family="text">
      <style:text-properties fo:font-variant="normal" fo:text-transform="none" fo:color="#000000" style:font-name="Verdana" fo:font-size="10.5pt" fo:letter-spacing="normal" fo:language="ru" fo:country="RU" fo:font-style="normal" fo:font-weight="bold"/>
    </style:style>
    <style:style style:name="T22" style:family="text">
      <style:text-properties fo:font-variant="normal" fo:text-transform="none" fo:color="#000000" style:font-name="Courier New" fo:letter-spacing="normal" fo:font-style="normal" fo:font-weight="normal" style:font-size-asian="11pt" style:font-size-complex="11pt"/>
    </style:style>
    <style:style style:name="T23" style:family="text">
      <style:text-properties fo:font-variant="normal" fo:text-transform="none" fo:color="#000000" style:font-name="Courier New" fo:letter-spacing="normal" fo:font-style="normal" fo:font-weight="bold" style:font-size-asian="11pt" style:font-size-complex="11pt"/>
    </style:style>
    <style:style style:name="T24" style:family="text">
      <style:text-properties fo:font-variant="normal" fo:text-transform="none" fo:color="#000000" style:font-name="Courier New" fo:letter-spacing="normal" style:font-size-asian="11pt" style:font-size-complex="11pt"/>
    </style:style>
    <style:style style:name="T25" style:family="text">
      <style:text-properties fo:font-variant="normal" fo:text-transform="none" fo:color="#268bd2" style:font-name="Menlo" fo:font-size="9.75pt" fo:letter-spacing="normal" fo:font-style="normal" fo:font-weight="normal"/>
    </style:style>
    <style:style style:name="T26" style:family="text">
      <style:text-properties fo:font-variant="normal" fo:text-transform="none" fo:color="#93a1a1" style:font-name="Menlo" fo:font-size="9.75pt" fo:letter-spacing="normal" fo:font-style="normal" fo:font-weight="normal"/>
    </style:style>
    <style:style style:name="T27" style:family="text">
      <style:text-properties style:font-name="Courier New" style:font-size-asian="11pt" style:font-size-complex="11pt"/>
    </style:style>
    <style:style style:name="T28" style:family="text">
      <style:text-properties style:font-name="Tahoma" fo:font-size="10pt" style:font-name-asian="Tahoma" style:font-size-asian="10pt" style:font-name-complex="Tahoma" style:font-size-complex="10pt"/>
    </style:style>
    <style:style style:name="T29" style:family="text">
      <style:text-properties fo:color="#275ac5" style:font-name="Tahoma" fo:font-size="10pt" style:font-name-asian="Tahoma" style:font-size-asian="10pt" style:font-name-complex="Tahoma"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voronov@nikitaonline.ru</text:p>
      <text:p text:style-name="P1">bFpaWjB9B</text:p>
      <text:p text:style-name="Standard"/>
      <text:p text:style-name="P1">wiki.nikitaonline.ru</text:p>
      <text:p text:style-name="Standard"/>
      <text:p text:style-name="P1">http://webdev.nikitaonline.ru/</text:p>
      <text:p text:style-name="Standard"/>
      <text:p text:style-name="P1">http://www.gamexp.ru/</text:p>
      <text:p text:style-name="P2">Ваш логин: i.voronov@nikitaonline.ru</text:p>
      <text:p text:style-name="P2">Ваш пароль: FK5ndA0</text:p>
      <text:p text:style-name="Standard"/>
      <text:p text:style-name="P2">543221ntQ</text:p>
      <text:p text:style-name="Standard"/>
      <text:p text:style-name="Standard"/>
      <text:p text:style-name="Standard"/>
      <text:p text:style-name="P3"><text:s/><text:span text:style-name="T1">Иващенко Антон (13:19:40 9/04/2015) </text:span></text:p>
      <text:p text:style-name="P2">Вот, запиши:</text:p>
      <text:p text:style-name="Standard"/>
      <text:p text:style-name="P2">testxp-vm || 192.168.9.110 (ie6)</text:p>
      <text:p text:style-name="P2">user</text:p>
      <text:p text:style-name="P2">user</text:p>
      <text:p text:style-name="Standard"/>
      <text:p text:style-name="P2">192.168.9.30 (ie9)</text:p>
      <text:p text:style-name="P2">user</text:p>
      <text:p text:style-name="P2">user</text:p>
      <text:p text:style-name="Standard"/>
      <text:p text:style-name="P2">192.168.9.130 (ie10)</text:p>
      <text:p text:style-name="P2">webdev</text:p>
      <text:p text:style-name="P2">webdev</text:p>
      <text:p text:style-name="Standard"/>
      <text:p text:style-name="P2">Эт чтобы тестить ие, т.к. у тебя вроде как 11й стоит - в нем обратная совместимость вообще никакая</text:p>
      <text:p text:style-name="Standard"/>
      <text:p text:style-name="Standard"/>
      <text:p text:style-name="Standard"/>
      <text:p text:style-name="P24">88.212.222.4 <text:s text:c="2"/>KR0C2lY1Ra</text:p>
      <text:p text:style-name="P24"/>
      <text:p text:style-name="P24">192.168.254.4 <text:span text:style-name="T6">QHG4IB8DAW92pi3eFJsyRJxUQXm2nwzG</text:span></text:p>
      <text:p text:style-name="Standard"/>
      <text:p text:style-name="P34">mJypcPJdAtcBwnz7 - пароль для хелпа</text:p>
      <text:p text:style-name="Standard"/>
      <text:p text:style-name="P24"/>
      <text:p text:style-name="P27"><text:s/>Громов Юрий (14:35:20 30/11/2015) </text:p>
      <text:p text:style-name="P27">222.14</text:p>
      <text:p text:style-name="P24">i.voronov . wJHBC17Xnn</text:p>
      <text:p text:style-name="Standard"/>
      <text:p text:style-name="Standard"/>
      <text:p text:style-name="Standard"/>
      <text:p text:style-name="P2">&gt;Доступ нужен:</text:p>
      <text:p text:style-name="Standard"/>
      <text:p text:style-name="P2"><text:soft-page-break/>&gt;88.212.202.71</text:p>
      <text:p text:style-name="Standard"/>
      <text:p text:style-name="P2">&gt;dev.dev</text:p>
      <text:p text:style-name="Standard"/>
      <text:p text:style-name="P2">&gt;88.212.222.62 (git only)</text:p>
      <text:p text:style-name="P3"><text:s/><text:span text:style-name="T1">Володин Константин (15:33:24 9/04/2015) </text:span></text:p>
      <text:p text:style-name="P2">QHG4IB8DAW92pi3eFJsyRJxUQXm2nwzG</text:p>
      <text:p text:style-name="P3"><text:s/><text:span text:style-name="T1">Володин Константин (15:33:29 9/04/2015) </text:span></text:p>
      <text:p text:style-name="P2">пароль</text:p>
      <text:p text:style-name="Standard"/>
      <text:p text:style-name="Standard"/>
      <text:p text:style-name="Standard"/>
      <text:p text:style-name="P2">--no-color -x $FileName$</text:p>
      <text:p text:style-name="P3"><text:s/><text:span text:style-name="T1">Иващенко Антон (13:17:22 10/04/2015) </text:span></text:p>
      <text:p text:style-name="P2">И название файла другое $FileParentDir$\css\$FileNameWithoutExtension$.min.css</text:p>
      <text:p text:style-name="P3"><text:s/><text:span text:style-name="T1">Иващенко Антон (13:17:57 10/04/2015) </text:span></text:p>
      <text:p text:style-name="P2">Там еще есть настройка scope - можно задать компиляцию не для всего лесса в проекта, а только для основного</text:p>
      <text:p text:style-name="P3"><text:s/><text:span text:style-name="T1">Иващенко Антон (13:18:08 10/04/2015) </text:span></text:p>
      <text:p text:style-name="P2">в проекте*</text:p>
      <text:p text:style-name="Standard"/>
      <text:p text:style-name="Standard"/>
      <text:p text:style-name="P12"/>
      <text:p text:style-name="P2">http://webdev.nikitaonline.ru/wiki/index.php?title=%D0%9F%D1%80%D0%B0%D0%B2%D0%B0_%D0%B4%D0%BE%D1%81%D1%82%D1%83%D0%BF%D0%B0_%D0%BA_%D1%84%D0%B0%D0%B9%D0%BB%D0%B0%D0%BC_%D0%BD%D0%B0_%D1%81%D0%B5%D1%80%D0%B2%D0%B5%D1%80%D0%B0%D1%85</text:p>
      <text:p text:style-name="Standard"/>
      <text:p text:style-name="Standard"/>
      <text:p text:style-name="P3"><text:s/><text:span text:style-name="T1">Иващенко Антон (19:37:21 13/04/2015) </text:span></text:p>
      <text:p text:style-name="P2">В рассылках новостных (феодал, лост мажик) внутри тегов [MAIL] переносы строк лучше не ставить, т.к. компилятор их не жрет и в итоге тег не обрабатывает. В остальном вроде все круто</text:p>
      <text:p text:style-name="P3"><text:s/><text:span text:style-name="T1">Иващенко Антон (19:43:07 13/04/2015) </text:span></text:p>
      <text:p text:style-name="P2">Из мелочи только:</text:p>
      <text:p text:style-name="P2">1. "играть" в феодале вели на промку БГО, тобишь не туда</text:p>
      <text:p text:style-name="P2">2. Полезно прописывать альты некоторым картинкам, например "играть", "gxp", "Lost magic"</text:p>
      <text:p text:style-name="Standard"/>
      <text:p text:style-name="Standard"/>
      <text:p text:style-name="P2">По ИЕ:</text:p>
      <text:p text:style-name="P2">1. включаем на страницы мету ie=edge</text:p>
      <text:p text:style-name="P2">2. Если она заводится, то на ие7 забиваем</text:p>
      <text:p text:style-name="P2">3. Если она не заводится (где-то я такое встречал), то следим за тем, чтобы у сайта оставалось хоть какое-то юзабилити, а на красивости пофиг</text:p>
      <text:p text:style-name="P2">4. Лаунчеры игр по-прежнему верстаем под ие6</text:p>
      <text:p text:style-name="P2">5. Сайт shop.gamexp.ru верстаем под ие7 + юзабилити под ие6 - там сейчас так и есть, это просто для справки</text:p>
      <text:p text:style-name="Standard"/>
      <text:p text:style-name="P3"><text:s/><text:span text:style-name="T1">Иващенко Антон (10:28:15 16/04/2015) </text:span></text:p>
      <text:p text:style-name="P2">Выравнивание по центру относительно родителя</text:p>
      <text:p text:style-name="P2"><text:soft-page-break/>position: absolute;</text:p>
      <text:p text:style-name="P2">top: 0;</text:p>
      <text:p text:style-name="P2">left: 0;</text:p>
      <text:p text:style-name="P2">right: 0;</text:p>
      <text:p text:style-name="P2">bottom: 0;</text:p>
      <text:p text:style-name="P2">width: 29px;</text:p>
      <text:p text:style-name="P2">height: 16px;</text:p>
      <text:p text:style-name="P2">margin: auto;</text:p>
      <text:p text:style-name="Standard"/>
      <text:p text:style-name="Standard"/>
      <text:p text:style-name="Standard"/>
      <text:p text:style-name="P2">тестовый форум на 222.14 /srv/www/projects/forum-test/htdocs/forum/img/page_bg</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3">//</text:span><text:span text:style-name="T4">про календари:</text:span></text:p>
      <text:p text:style-name="P2">1. для days/days_info.php и days/days_info.csv с помощью sudo chmof выставляем права 2 (самой директории /days тоже!)</text:p>
      <text:p text:style-name="P2">2. в /srv/www/html/admin71.gamexp.ru/event_calendar/index.php вносим правильные значения в константы</text:p>
      <text:p text:style-name="P2">EVENT_TITLE</text:p>
      <text:p text:style-name="P2">UPLOAD_DIR</text:p>
      <text:p text:style-name="Standard"><text:span text:style-name="T5">3. пользуемся тулзой </text:span><text:a xlink:type="simple" xlink:href="http://admin71.gamexp.ru/event_calendar/" text:style-name="Internet_20_link" text:visited-style-name="Visited_20_Internet_20_Link"><text:span text:style-name="T7">http://admin71.gamexp.ru/event_calendar/</text:span></text:a> для заливки</text:p>
      <text:p text:style-name="Standard"/>
      <text:p text:style-name="P4"><text:span text:style-name="T3">//</text:span><text:span text:style-name="T4">Лаунчеры</text:span></text:p>
      <text:p text:style-name="P3"><text:s/><text:span text:style-name="T1">Антон (11:20:16 23/04/2015) </text:span></text:p>
      <text:p text:style-name="P2">А, да, разметка лаунчера генерируется скриптом по шаблону</text:p>
      <text:p text:style-name="P2">Да, все лаунчеры генерятся. Генераторы лежат в папке tools каждого сайта</text:p>
      <text:p text:style-name="P3"><text:s/><text:span text:style-name="T1">Иващенко Антон (11:21:19 23/04/2015) </text:span></text:p>
      <text:p text:style-name="P2">/srv/www/html/s3.gamexp.ru/tools/</text:p>
      <text:p text:style-name="P2">news_generate_static_launcher_ru.html</text:p>
      <text:p text:style-name="P2">news_generate_static_launcher_en.html</text:p>
      <text:p text:style-name="P3"><text:s/><text:span text:style-name="T1">Иващенко Антон (11:22:53 23/04/2015) </text:span></text:p>
      <text:p text:style-name="P2">Правишь шаблон, затем дергаешь скрипт для генерации по ssh:</text:p>
      <text:p text:style-name="P2">php /srv/www/html/s3.gamexp.ru/tools/news_generate_static.php</text:p>
      <text:p text:style-name="P2">и</text:p>
      <text:p text:style-name="P2">php /srv/www/html/s3.gamexp.ru/tools/news_generate_static_en.php</text:p>
      <text:p text:style-name="P3"><text:s/><text:span text:style-name="T1">i.voronov@nikitaonline.ru (11:23:14 23/04/2015) </text:span></text:p>
      <text:p text:style-name="P2">ок, попробую</text:p>
      <text:p text:style-name="Standard"/>
      <text:p text:style-name="Standard"/>
      <text:p text:style-name="P2">Для текстов пользуй http://www.artlebedev.ru/tools/typograf/ - полезная штуковина, но в качестве исключений тут </text:p>
      <text:p text:style-name="P2">http://www.gamexp.ru/admin/projects/index.php хтмл-символы не прокатывают. То бишь <text:soft-page-break/>если в поле "описание" </text:p>
      <text:p text:style-name="P2">http://www.gamexp.ru/admin/projects/edit.php?pid=72 добавить &amp;nbsp; то оно так и уедет в релиз, вместо конвертации в пробел... </text:p>
      <text:p text:style-name="P2">в остальных случаях пользуйся тулзовиной : )</text:p>
      <text:p text:style-name="Standard"/>
      <text:p text:style-name="Standard"/>
      <text:p text:style-name="P4"><text:span text:style-name="T3">//</text:span><text:span text:style-name="T4">добавление проекта в ТД</text:span></text:p>
      <text:p text:style-name="P2">common/data.games.js - данные игры</text:p>
      <text:p text:style-name="Standard"/>
      <text:p text:style-name="P2">Новые желательно располагать по порядку пидов.</text:p>
      <text:p text:style-name="P2">Локальная графика лежит в games/__pid__</text:p>
      <text:p text:style-name="P2">Большие скрины на портале - 71 /srv/www/html/gamexp.ru/img/projects/__pid__/gallery/big/__screen_name__</text:p>
      <text:p text:style-name="Standard"/>
      <text:p text:style-name="P2">Собственно для добавления нового проекта или удаления старого достаточно создать/удалить объект в списке, папку с локальными и удаленными картинками.</text:p>
      <text:p text:style-name="Standard"/>
      <text:p text:style-name="P2">Обычно добавление сперва осуществляется на портал и корпоративный сайт, а потом с портала копируется в ТД, т.к. фактически страница игры в ТД - копия с портала</text:p>
      <text:p text:style-name="Standard"/>
      <text:p text:style-name="P8"><text:span text:style-name="T12">-launch</text:span><text:span text:style-name="T15"> -</text:span><text:span text:style-name="T13">не обновляем при страте</text:span></text:p>
      <text:p text:style-name="P9">updateBranch=release-en</text:p>
      <text:p text:style-name="P8"><text:span text:style-name="T14">updateBranch=</text:span><text:span text:style-name="T16">dev</text:span></text:p>
      <text:p text:style-name="Standard"/>
      <text:p text:style-name="Standard"/>
      <text:p text:style-name="Standard"/>
      <text:p text:style-name="Standard"/>
      <text:p text:style-name="P2">http://webmaster.yandex.ru/</text:p>
      <text:p text:style-name="P2">webdev-n-online@ya.ru</text:p>
      <text:p text:style-name="P2">B36ZQAGnRZe46AXS</text:p>
      <text:p text:style-name="Standard"/>
      <text:p text:style-name="P15"><text:span text:style-name="T8">gamexp.test@yandex.ru<text:line-break/></text:span>ntcnjdsqgfhjkm</text:p>
      <text:p text:style-name="P14"/>
      <text:p text:style-name="P16">gamexp.test@gmail.com</text:p>
      <text:p text:style-name="P21">ntcnjdsqgfhjkm</text:p>
      <text:p text:style-name="P14"/>
      <text:p text:style-name="P36"><text:span text:style-name="T29">nikitaonlinetest@yahoo.com</text:span><text:span text:style-name="T28"> pass: ntcnjdsqgfhjkm</text:span></text:p>
      <text:p text:style-name="Standard"/>
      <text:p text:style-name="Standard"/>
      <text:p text:style-name="Standard"/>
      <text:p text:style-name="P2">если задать тексту, слева или справа от которого есть зафлоученый элемент overflow:hidden, то текст не будет его обтекать</text:p>
      <text:p text:style-name="Standard"/>
      <text:p text:style-name="Standard"/>
      <text:p text:style-name="P4"><text:span text:style-name="T3">//</text:span><text:span text:style-name="T4">шаблоны для </text:span><text:span text:style-name="T3">PHPMailer</text:span></text:p>
      <text:p text:style-name="P2">Содержимое s3zbt_ya.php должно быть такое (поправил):</text:p>
      <text:p text:style-name="Standard"/>
      <text:p text:style-name="P2"><text:soft-page-break/>{include s3zbt_ya_head}</text:p>
      <text:p text:style-name="P2">{include s3zbt_ya_body}</text:p>
      <text:p text:style-name="P2">{include s3zbt_ya_foot}</text:p>
      <text:p text:style-name="Standard"/>
      <text:p text:style-name="Standard"/>
      <text:p text:style-name="P4"><text:span text:style-name="T3">//</text:span><text:span text:style-name="T4">работа с гитом</text:span></text:p>
      <text:p text:style-name="P2">You can do git add -p filename.x, and it'll ask you what you want to stage. You can then:</text:p>
      <text:p text:style-name="Standard"/>
      <text:p text:style-name="P3"><text:s text:c="4"/><text:span text:style-name="T1">hit s to split whatever change into smaller hunks. This only works if there is at least one unchanged line in the "middle" of the hunk, which is where the hunk will be split</text:span></text:p>
      <text:p text:style-name="P3"><text:s text:c="4"/><text:span text:style-name="T1">then hit either:</text:span></text:p>
      <text:p text:style-name="P3"><text:s text:c="8"/><text:span text:style-name="T1">y to stage that hunk, or</text:span></text:p>
      <text:p text:style-name="P3"><text:s text:c="8"/><text:span text:style-name="T1">n to not stage that hunk, or</text:span></text:p>
      <text:p text:style-name="P3"><text:s text:c="8"/><text:span text:style-name="T1">e to manually edit the hunk (useful when git can't split it automatically)</text:span></text:p>
      <text:p text:style-name="P3"><text:s text:c="4"/><text:span text:style-name="T1">and d to exit or go to the next file.</text:span></text:p>
      <text:p text:style-name="P3"><text:s text:c="4"/><text:span text:style-name="T1">Use ? to get the whole list of available options.</text:span></text:p>
      <text:p text:style-name="Standard"/>
      <text:p text:style-name="P2">If the file is not in the repository yet, do first git add -N filename.x. Afterwards you can go on with git add -p filename.x.</text:p>
      <text:p text:style-name="Standard"/>
      <text:p text:style-name="P3"><text:s/><text:span text:style-name="T1">and use git diff --staged afterwards to check that you staged the correct ones, or git commit -v to view your commit while you edit the commit message – <text:s/>Jonathan Day Oct 10 '12 at 5:56 </text:span></text:p>
      <text:p text:style-name="Standard"/>
      <text:p text:style-name="Standard"/>
      <text:p text:style-name="P2">git add -добвление в отслеживаемые или индекс</text:p>
      <text:p text:style-name="Standard"/>
      <text:p text:style-name="P2">git diff - между р.копией и индексом (то что мы поменяли, но не проиндексировали)</text:p>
      <text:p text:style-name="P2">git diff <text:s/>--staged - между текущим индексом(то, что войдет в следующий коммит) и последним коммитом</text:p>
      <text:p text:style-name="Standard"/>
      <text:p text:style-name="P2">gir commit -m коммит с комментарием</text:p>
      <text:p text:style-name="P2">git commit -a -m - коммит с автоиндексацией и комментарием</text:p>
      <text:p text:style-name="P2">git commit --amend изменение последнего коммита, вместо создания нового</text:p>
      <text:p text:style-name="Standard"/>
      <text:p text:style-name="P2">git rm - удалить файл, затем коммит</text:p>
      <text:p text:style-name="P2">git rm -f - удалить файл из индекса</text:p>
      <text:p text:style-name="P2">git rm --cached удаляет файл из индекса и из-под контроля, но оставляет в рабочей папке</text:p>
      <text:p text:style-name="Standard"/>
      <text:p text:style-name="P2">git log - история коммитов</text:p>
      <text:p text:style-name="P2">git log -p - история коммитов с отображением внесенных изменений</text:p>
      <text:p text:style-name="P2">git log -p -2 - история коммитов с отображением внесенных изменений для последних двух коммитов</text:p>
      <text:p text:style-name="P2">git log --pretty=oneline</text:p>
      <text:p text:style-name="P2">git log --pretty=format:"%h - %an, %ar : %s"</text:p>
      <text:p text:style-name="P2">git log --since=2.weeks - лог за последние две недели</text:p>
      <text:p text:style-name="P2">git log --until=</text:p>
      <text:p text:style-name="P2">git graph --all - графическое отображение лога коммитов</text:p>
      <text:p text:style-name="P2"><text:soft-page-break/><text:span text:style-name="T22">С помощью команд </text:span><text:span text:style-name="Strong_20_Emphasis"><text:span text:style-name="T23">git log -p</text:span></text:span><text:span text:style-name="T24"> </text:span><text:span text:style-name="T22">или </text:span><text:span text:style-name="Strong_20_Emphasis"><text:span text:style-name="T23">git log -p filename</text:span></text:span><text:span text:style-name="T24"> </text:span><text:span text:style-name="T22">можно посмотреть не только </text:span><text:span text:style-name="T22">примечание к коммиту, автора и дату, но также сделанные в этом коммите изменения.</text:span><text:span text:style-name="T27"> </text:span></text:p>
      <text:p text:style-name="P2"><text:span text:style-name="Strong_20_Emphasis"><text:span text:style-name="T23">git log --no-merges master..</text:span></text:span><text:span text:style-name="T24"> </text:span><text:span text:style-name="T22">решает эту проблему: параметр </text:span><text:span text:style-name="Strong_20_Emphasis"><text:span text:style-name="T23">--no-merges</text:span></text:span><text:span text:style-name="T24"> </text:span><text:span text:style-name="T22">говорит, что </text:span><text:span text:style-name="T22">нужно показать коммиты, которые ещё не были вмёржены куда-либо, а параметр </text:span><text:span text:style-name="Strong_20_Emphasis"><text:span text:style-name="T23">master..</text:span></text:span><text:span text:style-name="T24"> </text:span><text:span text:style-name="T22">говорит, что нужно показать только те изменения, которые ещё не были вмёржены в ветку master (здесь важно обратить внимание на две точки после названия ветки).</text:span><text:span text:style-name="T27"> </text:span></text:p>
      <text:p text:style-name="P2"><text:span text:style-name="T20">ногда бывает удобно посмотреть на какой-либо файл в другой ветке, не переключаясь на неё. Это можно сделать с помощью команды</text:span><text:span text:style-name="Strong_20_Emphasis"><text:span text:style-name="T18">git show some-branch-name:some-file-name.js</text:span></text:span><text:span text:style-name="T20">, которая </text:span><text:span text:style-name="T20">выведет содержимое файла в указанной ветке прямо в терминал.</text:span><text:span text:style-name="T27"><text:line-break/><text:line-break/></text:span><text:span text:style-name="T20">А с помощью перенаправления вывода можно сохранить этот файл в указанное место на диске, например, если вы заходите открыть два файла одновременно в своём редакторе: </text:span><text:span text:style-name="Strong_20_Emphasis"><text:span text:style-name="T18">git show some-branch-name:some-file-name.js &gt; deleteme.js</text:span></text:span><text:span text:style-name="T20">.</text:span><text:span text:style-name="T27"><text:line-break/><text:line-break/></text:span><text:span text:style-name="T20">Примечание: если вам нужно всего лишь сравнить два файла, то можно выполнить такую команду: </text:span><text:span text:style-name="Strong_20_Emphasis"><text:span text:style-name="T18">git diff some-branch some-filename.js</text:span></text:span><text:span text:style-name="T27"> </text:span></text:p>
      <text:p text:style-name="Standard"/>
      <text:p text:style-name="P2">git remote add [сокращение] [url] - Добавление удаленного репозитория</text:p>
      <text:p text:style-name="P2">git remote show [удал. сервер] Если хотите получить побольше информации об одном из удалённых репозиториев Она выдаёт URL удалённого репозитория, а также информацию об отслеживаемых ветках. </text:p>
      <text:p text:style-name="Standard"/>
      <text:p text:style-name="P2">git reset HEAD &lt;file&gt; - убрать проиндексированный файл из индекса</text:p>
      <text:p text:style-name="P2">git checkout -- file отмена изменений с последнего коммита</text:p>
      <text:p text:style-name="P2">git checkout &lt;commit&gt; -- &lt;filename&gt; If you want to extract specific files as they were in another commit</text:p>
      <text:p text:style-name="Standard"/>
      <text:p text:style-name="P2">git push - коммит и мердж</text:p>
      <text:p text:style-name="P2">git push origin serverfix:serverfix — произойдёт то же самое — здесь говорится “возьми мой serverfix и сделай его удалённым serverfix”.</text:p>
      <text:p text:style-name="P2">git fetch - Таким образом, git fetch origin извлекает все наработки, отправленные (push) на этот сервер после того, как вы склонировали его (или получили изменения с помощью fetch). Важно отметить, что команда fetch забирает данные в ваш локальный репозиторий, но не сливает их с какими-либо вашими наработками и не модифицирует то, над чем вы работаете в данный момент. Вам необходимо вручную слить эти данные с вашими, когда вы будете готовы.</text:p>
      <text:p text:style-name="P2">git fetch origin - тянет изменения изрепозитория и обновляет состояние локальных копий удаленных веток.Эта команда ищет, какому серверу соответствует origin (в нашем случае это git.ourcompany.com); извлекает оттуда все данные, которых у вас ещё нет, и обновляет ваше локальное хранилище данных; сдвигает указатель origin/master на новую позицию</text:p>
      <text:p text:style-name="P2">После fetch либо мерджим что-то в нашу ветку, либо $ git checkout -b serverfix origin/serverfix - создаем новыую ветку из локальной/удаленной</text:p>
      <text:p text:style-name="P2">git pull - Если у вас есть ветка, настроенная на отслеживание удалённой ветки (для дополнительной информации смотри следующий раздел и главу 3), то вы можете использовать команду git pull. Она автоматически извлекает и затем сливает данные из удалённой ветки в вашу текущую ветку. fetch + merge</text:p>
      <text:p text:style-name="Standard"/>
      <text:p text:style-name="P2">git stash - позволяет временно припрятать изменения в рабочей копии, если мы не хотим их коммитить, но хотим к ним потом вернуться.</text:p>
      <text:p text:style-name="P2"><text:soft-page-break/>git stash list - список припрятанного</text:p>
      <text:p text:style-name="P2">git stash apply #stashName - вернуться к нужной заначке.</text:p>
      <text:p text:style-name="P2">git stash apply с опцией --index Изменения в файлах были восстановлены, но файлы в индексе — нет. Чтобы добиться такого, </text:p>
      <text:p text:style-name="P2">git stash drop Чтобы удалить спрятанное с именем "заначки", которую нужно удалить:</text:p>
      <text:p text:style-name="Standard"/>
      <text:p text:style-name="Standard"/>
      <text:p text:style-name="Standard"/>
      <text:p text:style-name="P2">git branch $branchname - создание ветки</text:p>
      <text:p text:style-name="P2">git checkout $branchname - переключение на ветку</text:p>
      <text:p text:style-name="P2">git checkout -b $branchname - создание и чекаут ветки</text:p>
      <text:p text:style-name="P2">чтобы слить ветку в мастер - checkout $branchname1 + merge $branchname2</text:p>
      <text:p text:style-name="P2">git branch -d $branchname - удаление ветки</text:p>
      <text:p text:style-name="P2">git branch - список текущих веток</text:p>
      <text:p text:style-name="P2">git branch -v списое текущих веток с последними коммитами</text:p>
      <text:p text:style-name="P2">git branch --merged - список веток слитых в ткущую ветку</text:p>
      <text:p text:style-name="Standard"/>
      <text:p text:style-name="Standard"/>
      <text:p text:style-name="P2">Если вам нужна своя собственная ветка serverfix, над которой вы сможете работать, то вы можете создать её на основе удалённой ветки:</text:p>
      <text:p text:style-name="P2">git checkout -b serverfix origin/serverfix</text:p>
      <text:p text:style-name="Standard"/>
      <text:p text:style-name="Standard"/>
      <text:h text:style-name="P33" text:outline-level="4">Сброс состояния файлов</text:h>
      <text:p text:style-name="P26"><text:line-break/><text:span text:style-name="T19">Сброс позволяет откатиться на определённую версию в истории изменений Git. Всего есть три вида сброса:</text:span></text:p>
      <text:list xml:id="list694233131245643529" text:style-name="L1">
        <text:list-item>
          <text:p text:style-name="P37"><text:span text:style-name="Strong_20_Emphasis"><text:span text:style-name="T17">git reset --hard {{some-commit-hash}}</text:span></text:span><text:span text:style-name="T19"> — вернуться на определённый коммит в истории. Все изменения, сделанные после этого коммита пропадут.</text:span></text:p>
        </text:list-item>
        <text:list-item>
          <text:p text:style-name="P37"><text:span text:style-name="Strong_20_Emphasis"><text:span text:style-name="T17">git reset {{some-commit-hash}}</text:span></text:span><text:span text:style-name="T19"> — вернуться на определённый коммит в истории. Все изменения, сделанные после этого коммита, получат состояние «Not staged for commit». Чтобы вернуть их обратно, нужно использовать команды </text:span><text:span text:style-name="Strong_20_Emphasis"><text:span text:style-name="T17">git add</text:span></text:span><text:span text:style-name="T19"> и </text:span><text:span text:style-name="Strong_20_Emphasis"><text:span text:style-name="T17">git commit</text:span></text:span><text:span text:style-name="T19">.</text:span></text:p>
        </text:list-item>
        <text:list-item>
          <text:p text:style-name="P37"><text:span text:style-name="Strong_20_Emphasis"><text:span text:style-name="T17">git reset --soft {{some-commit-hash}}</text:span></text:span><text:span text:style-name="T19"> — вернуться на определённый коммит в истории. Все изменения, сделанные после этого коммита, получат состояние «Staged for commit». Чтобы вернуть их обратно, нужно использовать команду </text:span><text:span text:style-name="Strong_20_Emphasis"><text:span text:style-name="T17">git commit</text:span></text:span><text:span text:style-name="T19">.</text:span></text:p>
        </text:list-item>
        <text:list-item>
          <text:p text:style-name="P38"><text:span text:style-name="T25">$ </text:span><text:span text:style-name="T26">git revert </text:span><text:span text:style-name="Strong_20_Emphasis"><text:span text:style-name="T17">{{some-commit-hash}} – </text:span></text:span><text:span text:style-name="Strong_20_Emphasis"><text:span text:style-name="T21">создает новый коммит, который отменяет правки указанного коммита</text:span></text:span></text:p>
        </text:list-item>
      </text:list>
      <text:p text:style-name="P32"/>
      <text:p text:style-name="P31"><text:span text:style-name="T19">Также можно забирать разные версии файла из других коммитов или веток: </text:span><text:span text:style-name="Strong_20_Emphasis"><text:span text:style-name="T17">git checkout some-branch-name file-name.js</text:span></text:span><text:span text:style-name="T19"> и </text:span><text:span text:style-name="Strong_20_Emphasis"><text:span text:style-name="T17">git checkout {{some-commit-hash}} file-name.js</text:span></text:span><text:span text:style-name="T19">. </text:span></text:p>
      <text:p text:style-name="Standard"/>
      <text:p text:style-name="Standard"/>
      <text:p text:style-name="P2">Захожу на 71 через путти</text:p>
      <text:p text:style-name="P2"><text:soft-page-break/>cd /путь к нужной папке</text:p>
      <text:p text:style-name="P2">дальше работаем с гит-командами</text:p>
      <text:p text:style-name="P2">гит пуш в репо</text:p>
      <text:p text:style-name="P2">после коммита переключаемся на каталог с боевым и пуллим с репо</text:p>
      <text:p text:style-name="Standard"/>
      <text:p text:style-name="Standard"/>
      <text:p text:style-name="P4"><text:span text:style-name="T3">//</text:span><text:span text:style-name="T4">добавлние проекта на морду нового геймхп</text:span></text:p>
      <text:p text:style-name="P2">Попробуй в /srv/www/html/gamexp.ru/showcase/inc/lib.project.php</text:p>
      <text:p text:style-name="P2">Раскомментить 518</text:p>
      <text:p text:style-name="Standard"/>
      <text:p text:style-name="Standard"/>
      <text:p text:style-name="Standard"/>
      <text:p text:style-name="P4"><text:span text:style-name="T3">//</text:span><text:span text:style-name="T4">добавление ссылок из почты в доверенные</text:span></text:p>
      <text:p text:style-name="P2">/srv/www/html/count.infoemail.gamexp.ru/go.php в тут эти ссылочки прописываются разрешёнными</text:p>
      <text:p text:style-name="P2">тебе нужен массив $our_url</text:p>
      <text:p text:style-name="Standard"/>
      <text:p text:style-name="Standard"/>
      <text:p text:style-name="P5">//создание страниц проектов для старого геймпХП</text:p>
      <text:p text:style-name="P3"><text:s/><text:span text:style-name="T1">i.voronov@nikitaonline.ru (16:35:40 27/04/2015) </text:span></text:p>
      <text:p text:style-name="Standard"><text:a xlink:type="simple" xlink:href="http://www.gamexp.ru/project.php?id=82&amp;show_hidden=1" text:style-name="Internet_20_link" text:visited-style-name="Visited_20_Internet_20_Link"><text:span text:style-name="T7">http://www.gamexp.ru/project.php?id=82&amp;show_hidden=1</text:span></text:a> а где мне эту страничку найти?</text:p>
      <text:p text:style-name="P3"><text:s/><text:span text:style-name="T1">Иващенко Антон (16:36:22 27/04/2015) </text:span></text:p>
      <text:p text:style-name="P2">/srv/www/html/gamexp.ru/inc/tpl/projects2</text:p>
      <text:p text:style-name="P3"><text:s/><text:span text:style-name="T1">Иващенко Антон (16:37:02 27/04/2015) </text:span></text:p>
      <text:p text:style-name="P2">Тут на каждый пид по два файла. По содержанию думаю поймешь что куда.</text:p>
      <text:p text:style-name="P2">Оно же есть на тестовом, так что можно там смело тренироваться</text:p>
      <text:p text:style-name="P3"><text:s/><text:span text:style-name="T1">Иващенко Антон (16:38:11 27/04/2015) </text:span></text:p>
      <text:p text:style-name="P2">На будущее, если надо будет заводить страницы для новых пидов, то снимай копии со свежака - 72 пид, например</text:p>
      <text:p text:style-name="Standard"/>
      <text:p text:style-name="P3"><text:s/><text:span text:style-name="T1">i.voronov@nikitaonline.ru (12:41:29 11/06/2015) </text:span></text:p>
      <text:p text:style-name="P2">у меня не выходит страницу создать, требует "полный текст"</text:p>
      <text:p text:style-name="P3"><text:s/><text:span text:style-name="T1">Иващенко Антон (12:44:26 11/06/2015) </text:span></text:p>
      <text:p text:style-name="P2">В админке?</text:p>
      <text:p text:style-name="P3"><text:s/><text:span text:style-name="T1">i.voronov@nikitaonline.ru (12:44:31 11/06/2015) </text:span></text:p>
      <text:p text:style-name="P2">да</text:p>
      <text:p text:style-name="P3"><text:s/><text:span text:style-name="T1">Иващенко Антон (12:45:02 11/06/2015) </text:span></text:p>
      <text:p text:style-name="P2">Файлы надо создать и выбрать их в том селекте</text:p>
      <text:p text:style-name="P3"><text:s/><text:span text:style-name="T1">Иващенко Антон (12:45:20 11/06/2015) </text:span></text:p>
      <text:p text:style-name="P2">/srv/www/html/gamexp.ru/inc/tpl/projects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Мегадемон</text:p>
      <text:p text:style-name="Standard"><text:a xlink:type="simple" xlink:href="http://promo.bg.gamexp.ru/1a/?webdev=1" text:style-name="Internet_20_link" text:visited-style-name="Visited_20_Internet_20_Link"><text:span text:style-name="T9">http://promo.bg.gamexp.ru/1a/?webdev=1</text:span></text:a> òóëçà äëÿ îòëàäêè</text:p>
      <text:p text:style-name="Standard"/>
      <text:p text:style-name="Standard"/>
      <text:p text:style-name="Standard"><text:s text:c="4"/>$(function () {</text:p>
      <text:p text:style-name="Standard"><text:s text:c="8"/>gmxp.ap.addCallback('connected', function() {</text:p>
      <text:p text:style-name="Standard"><text:s text:c="11"/></text:p>
      <text:p text:style-name="Standard"><text:s text:c="8"/>});</text:p>
      <text:p text:style-name="Standard"><text:s text:c="8"/>gmxp.ap.addCallback('disconnected', function() {</text:p>
      <text:p text:style-name="Standard"><text:s text:c="11"/></text:p>
      <text:p text:style-name="Standard"><text:s text:c="8"/>});</text:p>
      <text:p text:style-name="Standard"><text:s text:c="4"/>});</text:p>
      <text:p text:style-name="P6">http://webdev.nikitaonline.ru/wiki/index.php?title=Gmxp#ap</text:p>
      <text:p text:style-name="Standard"/>
      <text:p text:style-name="Standard"/>
      <text:p text:style-name="Standard">битва за рейт</text:p>
      <text:p text:style-name="P18">http://karos.gamexp.ru/?show_event_block</text:p>
      <text:p text:style-name="P22"/>
      <text:p text:style-name="P7"/>
      <text:p text:style-name="P17"><text:span text:style-name="T10"><draw:frame draw:style-name="fr1" draw:name="graphics1" text:anchor-type="as-char" svg:width="0.041cm" svg:height="0.041cm" draw:z-index="0"><draw:image xlink:href="Pictures/2000000C00000236000002365B399AAD.wmf" xlink:type="simple" xlink:show="embed" xlink:actuate="onLoad"/></draw:frame></text:span><text:span text:style-name="T11"> Коньков Алексей (18:35:51 6/07/2015)</text:span></text:p>
      <text:p text:style-name="P18">http://www.rzonline.ru/?show_event_block</text:p>
      <text:p text:style-name="P22"/>
      <text:p text:style-name="P7"/>
      <text:p text:style-name="P17"><text:span text:style-name="T10"><draw:frame draw:style-name="fr1" draw:name="graphics2" text:anchor-type="as-char" svg:width="0.041cm" svg:height="0.041cm" draw:z-index="1"><draw:image xlink:href="Pictures/2000000C00000236000002365B399AAD.wmf" xlink:type="simple" xlink:show="embed" xlink:actuate="onLoad"/></draw:frame></text:span><text:span text:style-name="T11"> Коньков Алексей (18:36:06 6/07/2015)</text:span></text:p>
      <text:p text:style-name="P19">вот так сделал: с show_event_block показывает, без него — нет</text:p>
      <text:p text:style-name="P19"/>
      <text:p text:style-name="P20">-1 lose -- опыт</text:p>
      <text:p text:style-name="P24">+1 <text:span text:style-name="T2">win</text:span> -- дроп</text:p>
      <text:p text:style-name="P19"/>
      <text:p text:style-name="Standard"/>
      <text:p text:style-name="Standard"/>
      <text:p text:style-name="Standard"/>
      <text:p text:style-name="P23">http://stackoverflow.com/questions/2400935/browser-detection-in-javascript</text:p>
      <text:p text:style-name="Standard"/>
      <text:p text:style-name="Standard"/>
      <text:p text:style-name="P24">тестовые веб дырки:</text:p>
      <text:p text:style-name="P24">shop.gamexp.ru/s3/game/</text:p>
      <text:p text:style-name="P24">test.shop.gamexp.ru</text:p>
      <text:p text:style-name="Standard"/>
      <text:p text:style-name="P10">Релиз в шоп</text:p>
      <text:p text:style-name="P11">для быстрых релизов правим РЦ ручками, проверяем, что работает</text:p>
      <text:p text:style-name="P24">потом коммитим, фиксируя сделанные изменения</text:p>
      <text:p text:style-name="P24">дальше делаем пулл, чтобы подтянуть изменения из основной репы, если они есть, мёржим, если чего-то не смёржилось само</text:p>
      <text:p text:style-name="P24">после этого делаем пуш</text:p>
      <text:p text:style-name="P24"/>
      <text:p text:style-name="P24">дальше можно синхронизировать, но для начала БЕЗ флага --sync, чтобы посмотреть на всякий случай, какие файлы оно будет перезаписывать</text:p>
      <text:p text:style-name="P24">потом с флагом для актуальной синхронизации, если всё по плану</text:p>
      <text:p text:style-name="P28">cd /var/www/projects/shop-rc</text:p>
      <text:p text:style-name="P30">git pull</text:p>
      <text:p text:style-name="P29">./release/release.sh --sync --noconfirm</text:p>
      <text:p text:style-name="P10"><text:soft-page-break/></text:p>
      <text:p text:style-name="P10"/>
      <text:p text:style-name="P10">плашка</text:p>
      <text:p text:style-name="P10">sh /home/i.voronov/projects/global_lib_v2/scripts/make-all.sh</text:p>
      <text:p text:style-name="P10"/>
      <text:p text:style-name="P10"/>
      <text:p text:style-name="P13"><text:s/>i.voronov@nikitaonline.ru (12:05:25 15/02/2016) </text:p>
      <text:p text:style-name="P25"><text:span text:style-name="T28">напомни плз, где это искать - </text:span><text:span text:style-name="T29">http://usher.static.gamexp.ru</text:span></text:p>
      <text:p text:style-name="P27"><text:s/>Иващенко Антон (12:06:10 15/02/2016) </text:p>
      <text:p text:style-name="P24">/mnt/promo ... винсцп файлов не показывает - у нас сейчас жопа какая-то очередная</text:p>
      <text:p text:style-name="P27"><text:s/>Иващенко Антон (12:06:22 15/02/2016) </text:p>
      <text:p text:style-name="P24">В общем usher == prom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Andale Mono', 'lucida console', 'Courier New', monospace"/>
    <style:font-face style:name="OpenSymbol" svg:font-family="OpenSymbol"/>
    <style:font-face style:name="Segoe Print" svg:font-family="'Segoe Print'"/>
    <style:font-face style:name="Verdana" svg:font-family="Verdana, sans-serif"/>
    <style:font-face style:name="Tahoma" svg:font-family="Tahoma" style:font-family-generic="swiss"/>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ru" fo:country="RU"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ru" fo:country="RU" style:font-name-asian="Courier New" style:font-size-asian="12pt" style:language-asian="zh" style:country-asian="CN" style:font-name-complex="Courier New"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2pt" style:font-name-complex="Mangal"/>
    </style:style>
    <style:style style:name="Text_20_body" style:display-name="Text body" style:family="paragraph" style:parent-style-name="Standard" style:class="text">
      <style:paragraph-properties fo:margin-top="0cm" fo:margin-bottom="0.212cm"/>
      <style:text-properties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text-properties fo:font-style="italic" style:font-size-asian="12pt" style:font-style-asian="italic" style:font-name-complex="Mangal1" style:font-style-complex="italic"/>
    </style:style>
    <style:style style:name="Index" style:family="paragraph" style:parent-style-name="Standard" style:class="index">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2"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0.979cm" fo:margin-right="1.08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01T16:23:06.09</dc:date>
    <dc:creator>Илья Воронов</dc:creator>
    <meta:generator>OpenOffice/4.1.1$Win32 OpenOffice.org_project/411m6$Build-9775</meta:generator>
    <meta:editing-duration>P23DT6H43M37S</meta:editing-duration>
    <meta:editing-cycles>23</meta:editing-cycles>
    <meta:document-statistic meta:table-count="0" meta:image-count="2" meta:object-count="0" meta:page-count="10" meta:paragraph-count="249" meta:word-count="1947" meta:character-count="14457"/>
  </office:meta>
</office:document-meta>
</file>